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c26" officeooo:paragraph-rsid="0004ac26"/>
    </style:style>
    <style:style style:name="P2" style:family="paragraph" style:parent-style-name="Standard">
      <style:text-properties officeooo:rsid="0005e171" officeooo:paragraph-rsid="0005e171"/>
    </style:style>
    <style:style style:name="P3" style:family="paragraph" style:parent-style-name="Standard">
      <style:text-properties officeooo:rsid="0005e658" officeooo:paragraph-rsid="0005e658"/>
    </style:style>
    <style:style style:name="T1" style:family="text">
      <style:text-properties officeooo:rsid="0005e658"/>
    </style:style>
    <style:style style:name="T2" style:family="text">
      <style:text-properties officeooo:rsid="000781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a. I believe that <text:span text:style-name="T2">the first </text:span>function <text:span text:style-name="T2">w</text:span>ould be faster since <text:span text:style-name="T2">it would not spend time copying the integer to a new name</text:span>.</text:p>
      <text:p text:style-name="P1">1<text:span text:style-name="T1">b</text:span>. <text:span text:style-name="T1">The first function will likely be more memory efficient since a reference to an integer will cost less memory than making a copy of an integer.</text:span></text:p>
      <text:p text:style-name="P1"/>
      <text:p text:style-name="P2">2a. The first function will likely be faster since the function does not need to copy the potentially long string into the name s. </text:p>
      <text:p text:style-name="P2">2b. I expect the first function to use less memory since references do not copy the argument into a new location in memor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3:02:20.085146159</meta:creation-date>
    <dc:date>2022-04-25T14:13:52.445809302</dc:date>
    <meta:editing-duration>PT8M16S</meta:editing-duration>
    <meta:editing-cycles>1</meta:editing-cycles>
    <meta:document-statistic meta:table-count="0" meta:image-count="0" meta:object-count="0" meta:page-count="1" meta:paragraph-count="4" meta:word-count="97" meta:character-count="519" meta:non-whitespace-character-count="425"/>
    <meta:generator>LibreOffice/6.4.7.2$Linux_X86_64 LibreOffice_project/40$Build-2</meta:generator>
  </office:meta>
</office:document-meta>
</file>